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table:number-columns-repeated="2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table:number-columns-repeated="3"/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reak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capture</text:p>
          </table:table-cell>
          <table:table-cell table:style-name="ce70" office:value-type="string" calcext:value-type="string">
            <text:p>edition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/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/>
          <table:table-cell office:value-type="string" calcext:value-type="string">
            <text:p>validi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expiry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detail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commit</text:p>
          </table:table-cell>
          <table:table-cell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/>
          <table:table-cell table:style-name="ce19"/>
          <table:table-cell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biodata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3"/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3"/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table:number-columns-repeated="2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table:number-columns-repeated="3"/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table:number-columns-repeated="2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table:number-columns-repeated="3"/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6:00:37.17827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6:02:59.208620400</dc:date>
    <meta:editing-duration>P1DT21M26S</meta:editing-duration>
    <meta:editing-cycles>375</meta:editing-cycles>
    <meta:generator>LibreOffice/25.2.5.2$Windows_X86_64 LibreOffice_project/03d19516eb2e1dd5d4ccd751a0d6f35f35e08022</meta:generator>
    <meta:document-statistic meta:table-count="1" meta:cell-count="644" meta:object-count="0"/>
  </office:meta>
</office:document-meta>
</file>